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er">
      <style:paragraph-properties fo:text-align="end" style:justify-single-word="false"/>
      <style:text-properties officeooo:rsid="001c8d6c" officeooo:paragraph-rsid="001c8d6c"/>
    </style:style>
    <style:style style:name="P2" style:family="paragraph" style:parent-style-name="Header">
      <style:paragraph-properties fo:text-align="end" style:justify-single-word="false"/>
      <style:text-properties officeooo:paragraph-rsid="001c8d6c"/>
    </style:style>
    <style:style style:name="P3" style:family="paragraph" style:parent-style-name="Footer">
      <style:paragraph-properties fo:text-align="center" style:justify-single-word="false"/>
    </style:style>
    <style:style style:name="P4" style:family="paragraph" style:parent-style-name="Heading_20_1">
      <style:text-properties officeooo:paragraph-rsid="00871067"/>
    </style:style>
    <style:style style:name="P5" style:family="paragraph" style:parent-style-name="Text_20_body">
      <style:text-properties officeooo:paragraph-rsid="00884285"/>
    </style:style>
    <style:style style:name="P6" style:family="paragraph" style:parent-style-name="Text_20_body">
      <style:text-properties officeooo:paragraph-rsid="0089846e"/>
    </style:style>
    <style:style style:name="T1" style:family="text">
      <style:text-properties officeooo:rsid="00720387"/>
    </style:style>
    <style:style style:name="T2" style:family="text">
      <style:text-properties officeooo:rsid="001ecd26"/>
    </style:style>
    <style:style style:name="T3" style:family="text">
      <style:text-properties officeooo:rsid="001c8d6c"/>
    </style:style>
    <style:style style:name="T4" style:family="text">
      <style:text-properties officeooo:rsid="003bd165"/>
    </style:style>
    <style:style style:name="T5" style:family="text">
      <style:text-properties fo:language="en" fo:country="US" fo:font-style="normal" officeooo:rsid="00871067" style:font-style-asian="normal" style:font-style-complex="normal"/>
    </style:style>
    <style:style style:name="T6" style:family="text">
      <style:text-properties fo:language="en" fo:country="US" fo:font-style="normal" officeooo:rsid="00884285" style:font-style-asian="normal" style:font-style-complex="normal"/>
    </style:style>
    <style:style style:name="T7" style:family="text">
      <style:text-properties fo:language="en" fo:country="US" fo:font-style="normal" officeooo:rsid="0089846e" style:font-style-asian="normal" style:font-style-complex="norma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 text:outline-level="1"><text:span text:style-name="Citation"><text:span text:style-name="T5">Clean architecture by Robert C. Martin. Summary</text:span></text:span></text:h>
      <text:p text:style-name="P5"><text:span text:style-name="Citation"><text:span text:style-name="T6">In his book “Clean architectures” Robert C. Martin discusses some of the key principles of building <text:s/>a “clean” application. A clean architecture, in his interpretation, is a robust, maintainable, scalable, sustainable and an easy-to-understand way of building applications.</text:span></text:span></text:p>
      <text:p text:style-name="P5"><text:span text:style-name="Citation"><text:span text:style-name="T6">In the opening parts of the book he introduces the reader to the three paradigms of programming: the structural, the functional and the object-oriented style. All three of these styles, while being co</text:span></text:span><text:span text:style-name="Citation"><text:span text:style-name="T7">m</text:span></text:span><text:span text:style-name="Citation"><text:span text:style-name="T6">plimentary to each other, are based on their own principles. </text:span></text:span></text:p>
      <text:p text:style-name="P5"><text:span text:style-name="Citation"><text:span text:style-name="T6">Each of these paradigms takes </text:span></text:span><text:span text:style-name="Citation"><text:span text:style-name="T7">away </text:span></text:span><text:span text:style-name="Citation"><text:span text:style-name="T6">some abilities from the programmer in order to make the code cleaner and more reliable. For instance, structural programming prohibits direct control transition and the functional style discourages mutability.</text:span></text:span></text:p>
      <text:p text:style-name="P5"><text:span text:style-name="Citation"><text:span text:style-name="T6">According to </text:span></text:span><text:span text:style-name="Citation"><text:span text:style-name="T7">the </text:span></text:span><text:span text:style-name="Citation"><text:span text:style-name="T6">author, the principles of building a clean architecture derive from the principles of the paradigms, but work on a higher level of abstraction making them applicable to larger scale systems.</text:span></text:span></text:p>
      <text:p text:style-name="P6"><text:span text:style-name="Citation"><text:span text:style-name="T6">The book is easy to read and demonstrates the introduced principles using easy to understand real life examples and code snippets. </text:span></text:span></text:p>
      <text:p text:style-name="P6"><text:span text:style-name="Citation"><text:span text:style-name="T7">However, one must be aware, that there are no universal solutions in programming and every case is unique. This means, that while this book provides the reader with some knowledge on building <text:s/>clean architectures, it is not a universal solution to all the problems that one may encounter while working as a programmer or an achitect.</text:sp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Numbering_20_Symbols" style:display-name="Numbering Symbols" style:family="text"/>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officeooo:rsid="001c8d6c" officeooo:paragraph-rsid="001c8d6c"/>
    </style:style>
    <style:style style:name="MP2" style:family="paragraph" style:parent-style-name="Header">
      <style:paragraph-properties fo:text-align="end" style:justify-single-word="false"/>
      <style:text-properties officeooo:paragraph-rsid="001c8d6c"/>
    </style:style>
    <style:style style:name="MP3" style:family="paragraph" style:parent-style-name="Footer">
      <style:paragraph-properties fo:text-align="center" style:justify-single-word="false"/>
    </style:style>
    <style:style style:name="MT1" style:family="text">
      <style:text-properties officeooo:rsid="00720387"/>
    </style:style>
    <style:style style:name="MT2" style:family="text">
      <style:text-properties officeooo:rsid="001ecd26"/>
    </style:style>
    <style:style style:name="MT3" style:family="text">
      <style:text-properties officeooo:rsid="001c8d6c"/>
    </style:style>
    <style:style style:name="MT4" style:family="text">
      <style:text-properties officeooo:rsid="003bd165"/>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Величко Арсений Александрович</text:p>
        <text:p text:style-name="MP1">ИВТ <text:span text:style-name="MT1">2</text:span> курс, 2 группа, <text:span text:style-name="MT2">3 подгруппа</text:span></text:p>
        <text:p text:style-name="MP2"><text:span text:style-name="MT3">Предмет: </text:span><text:span text:style-name="MT4">Иностранный язык</text:span></text:p>
      </style:header>
      <style:footer>
        <text:p text:style-name="MP3"><text:page-number text:select-page="current">1</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9-15T12:38:22.095787098</meta:creation-date>
    <dc:date>2022-03-20T19:47:22.717974951</dc:date>
    <meta:editing-duration>PT7H45M6S</meta:editing-duration>
    <meta:editing-cycles>70</meta:editing-cycles>
    <meta:generator>LibreOffice/7.3.1.3$Linux_X86_64 LibreOffice_project/30$Build-3</meta:generator>
    <meta:print-date>2021-11-08T20:34:01.745382515</meta:print-date>
    <meta:document-statistic meta:table-count="0" meta:image-count="0" meta:object-count="0" meta:page-count="1" meta:paragraph-count="11" meta:word-count="246" meta:character-count="1585" meta:non-whitespace-character-count="1346"/>
  </office:meta>
</office:document-meta>
</file>